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8pt" style:font-size-asian="8pt" style:font-size-complex="8pt"/>
    </style:style>
    <style:style style:name="P2" style:family="paragraph" style:parent-style-name="Standard">
      <style:paragraph-properties fo:text-align="center" style:justify-single-word="false" fo:padding="0.049cm" fo:border="0.06pt solid #000000" style:shadow="#808080 0.18cm -0.18cm" style:writing-mode="page"/>
      <style:text-properties fo:font-size="12pt" fo:font-weight="bold" officeooo:rsid="007418c0" officeooo:paragraph-rsid="007418c0" style:font-size-asian="12pt" style:font-weight-asian="bold" style:font-size-complex="12pt" style:font-weight-complex="bold"/>
    </style:style>
    <style:style style:name="P3" style:family="paragraph" style:parent-style-name="Standard">
      <style:paragraph-properties fo:text-align="center" style:justify-single-word="false" fo:padding="0.049cm" fo:border="0.06pt solid #000000" style:shadow="#808080 0.18cm -0.18cm" style:writing-mode="page"/>
      <style:text-properties officeooo:rsid="001d6c96" officeooo:paragraph-rsid="001d6c96"/>
    </style:style>
    <style:style style:name="P4" style:family="paragraph" style:parent-style-name="Standard">
      <style:text-properties fo:font-size="12pt" officeooo:rsid="001d6c96" officeooo:paragraph-rsid="001d6c96" style:font-size-asian="12pt" style:font-size-complex="12pt"/>
    </style:style>
    <style:style style:name="P5" style:family="paragraph" style:parent-style-name="Standard" style:master-page-name="">
      <style:paragraph-properties fo:line-height="200%" style:page-number="auto" fo:padding="0.049cm" fo:border="0.06pt solid #000000" style:shadow="#000000 0cm 0cm" style:writing-mode="page"/>
      <style:text-properties fo:font-size="12pt" officeooo:rsid="001f4611" officeooo:paragraph-rsid="001f4611" style:font-size-asian="12pt" style:font-size-complex="12pt"/>
    </style:style>
    <style:style style:name="P6"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officeooo:rsid="001f4611" officeooo:paragraph-rsid="00941a6f" style:font-size-asian="12pt" style:font-size-complex="12pt"/>
    </style:style>
    <style:style style:name="P7"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officeooo:rsid="001f4611" officeooo:paragraph-rsid="009a5d71" style:font-size-asian="12pt" style:font-size-complex="12pt"/>
    </style:style>
    <style:style style:name="P8"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officeooo:rsid="001f4611" officeooo:paragraph-rsid="004254a8" style:font-size-asian="12pt" style:font-size-complex="12pt"/>
    </style:style>
    <style:style style:name="P9"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officeooo:rsid="001f4611" officeooo:paragraph-rsid="006b5b40" style:font-size-asian="12pt" style:font-size-complex="12pt"/>
    </style:style>
    <style:style style:name="P10"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officeooo:rsid="001f4611" officeooo:paragraph-rsid="00a2dbb4" style:font-size-asian="12pt" style:font-size-complex="12pt"/>
    </style:style>
    <style:style style:name="P11"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officeooo:rsid="001f4611" officeooo:paragraph-rsid="00a87308" style:font-size-asian="12pt" style:font-size-complex="12pt"/>
    </style:style>
    <style:style style:name="P1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shadow="none" style:writing-mode="page"/>
      <style:text-properties fo:font-size="12pt" officeooo:rsid="001f4611" officeooo:paragraph-rsid="009fa220" style:font-size-asian="12pt" style:font-size-complex="12pt"/>
    </style:style>
    <style:style style:name="P13"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fo:font-weight="normal" officeooo:rsid="0050c051" officeooo:paragraph-rsid="00879adf" style:font-size-asian="12pt" style:font-weight-asian="normal" style:font-size-complex="12pt" style:font-weight-complex="normal"/>
    </style:style>
    <style:style style:name="P14"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fo:font-weight="normal" officeooo:rsid="001f4611" officeooo:paragraph-rsid="007a36f1" style:font-size-asian="12pt" style:font-weight-asian="normal" style:font-size-complex="12pt" style:font-weight-complex="normal"/>
    </style:style>
    <style:style style:name="P15" style:family="paragraph" style:parent-style-name="Text_20_body">
      <loext:graphic-properties draw:fill="none"/>
      <style:paragraph-properties fo:margin-left="0cm" fo:margin-right="0cm" fo:margin-top="0cm" fo:margin-bottom="0.247cm" loext:contextual-spacing="false" fo:line-height="200%" fo:text-align="justify" style:justify-single-word="false" fo:text-indent="1cm" style:auto-text-indent="false" fo:background-color="transparent" style:shadow="none" style:writing-mode="page"/>
      <style:text-properties fo:font-size="12pt" fo:font-weight="bold" officeooo:rsid="001f4611" officeooo:paragraph-rsid="009a5d71" style:font-size-asian="12pt" style:font-weight-asian="bold" style:font-size-complex="12pt" style:font-weight-complex="bold"/>
    </style:style>
    <style:style style:name="P16" style:family="paragraph" style:parent-style-name="Text_20_body" style:master-page-name="">
      <loext:graphic-properties draw:fill="none"/>
      <style:paragraph-properties fo:margin-left="0cm" fo:margin-right="0cm" fo:margin-top="0cm" fo:margin-bottom="0.247cm" loext:contextual-spacing="false" fo:line-height="200%" fo:text-align="justify" style:justify-single-word="false" fo:text-indent="1cm" style:auto-text-indent="false" style:page-number="auto" fo:background-color="transparent" style:shadow="none" style:writing-mode="page"/>
      <style:text-properties fo:font-size="12pt" officeooo:rsid="001d6c96" officeooo:paragraph-rsid="009313d9" style:font-size-asian="12pt" style:font-size-complex="12pt"/>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200%" fo:text-align="justify" style:justify-single-word="false" fo:text-indent="1cm" style:auto-text-indent="false" style:page-number="auto" fo:background-color="transparent"/>
      <style:text-properties fo:font-size="12pt" officeooo:rsid="001d6c96" officeooo:paragraph-rsid="007a36f1" style:font-size-asian="12pt" style:font-size-complex="12pt"/>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200%" fo:text-align="justify" style:justify-single-word="false" fo:text-indent="1cm" style:auto-text-indent="false" style:page-number="auto" fo:background-color="transparent"/>
      <style:text-properties fo:font-size="12pt" officeooo:rsid="001d6c96" officeooo:paragraph-rsid="006b5b40" style:font-size-asian="12pt" style:font-size-complex="12pt"/>
    </style:style>
    <style:style style:name="P19" style:family="paragraph" style:parent-style-name="Text_20_body" style:master-page-name="">
      <loext:graphic-properties draw:fill="none"/>
      <style:paragraph-properties fo:margin-left="0cm" fo:margin-right="0cm" fo:margin-top="0cm" fo:margin-bottom="0.247cm" loext:contextual-spacing="false" fo:line-height="200%" fo:text-align="justify" style:justify-single-word="false" fo:text-indent="1cm" style:auto-text-indent="false" style:page-number="auto" fo:background-color="transparent"/>
      <style:text-properties fo:font-size="12pt" officeooo:rsid="001d6c96" officeooo:paragraph-rsid="00a2dbb4" style:font-size-asian="12pt" style:font-size-complex="12pt"/>
    </style:style>
    <style:style style:name="P20" style:family="paragraph" style:parent-style-name="Text_20_body" style:master-page-name="">
      <loext:graphic-properties draw:fill="none"/>
      <style:paragraph-properties fo:margin-left="0cm" fo:margin-right="0cm" fo:margin-top="0cm" fo:margin-bottom="0.247cm" loext:contextual-spacing="false" fo:line-height="200%" fo:text-align="justify" style:justify-single-word="false" fo:text-indent="1cm" style:auto-text-indent="false" style:page-number="auto" fo:background-color="transparent"/>
      <style:text-properties fo:font-size="12pt" officeooo:rsid="001d6c96" officeooo:paragraph-rsid="00a87308" style:font-size-asian="12pt" style:font-size-complex="12pt"/>
    </style:style>
    <style:style style:name="P21"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text-indent="1cm" style:auto-text-indent="false" style:page-number="auto" fo:background-color="transparent"/>
      <style:text-properties fo:font-size="12pt" officeooo:rsid="001d6c96" officeooo:paragraph-rsid="009fa220" style:font-size-asian="12pt" style:font-size-complex="12pt"/>
    </style:style>
    <style:style style:name="P22" style:family="paragraph" style:parent-style-name="Text_20_body">
      <loext:graphic-properties draw:fill="none"/>
      <style:paragraph-properties fo:margin-left="0cm" fo:margin-right="0cm" fo:margin-top="0cm" fo:margin-bottom="0.247cm" loext:contextual-spacing="false" fo:line-height="100%" fo:text-align="justify" style:justify-single-word="false" fo:text-indent="0cm" style:auto-text-indent="false" fo:background-color="transparent" style:shadow="none" style:writing-mode="page"/>
      <style:text-properties fo:font-size="12pt" fo:font-weight="bold" officeooo:rsid="001f4611" officeooo:paragraph-rsid="0085735c" style:font-size-asian="12pt" style:font-weight-asian="bold" style:font-size-complex="12pt" style:font-weight-complex="bold"/>
    </style:style>
    <style:style style:name="P23" style:family="paragraph" style:parent-style-name="Text_20_body">
      <loext:graphic-properties draw:fill="none"/>
      <style:paragraph-properties fo:margin-left="0cm" fo:margin-right="0cm" fo:margin-top="0cm" fo:margin-bottom="0.247cm" loext:contextual-spacing="false" fo:line-height="100%" fo:text-align="justify" style:justify-single-word="false" fo:text-indent="0cm" style:auto-text-indent="false" fo:background-color="transparent" style:shadow="none" style:writing-mode="page"/>
      <style:text-properties fo:font-size="12pt" fo:font-weight="bold" officeooo:rsid="001f4611" officeooo:paragraph-rsid="00a2dbb4" style:font-size-asian="12pt" style:font-weight-asian="bold" style:font-size-complex="12pt" style:font-weight-complex="bold"/>
    </style:style>
    <style:style style:name="P24" style:family="paragraph" style:parent-style-name="Text_20_body">
      <loext:graphic-properties draw:fill="none"/>
      <style:paragraph-properties fo:margin-left="0cm" fo:margin-right="0cm" fo:margin-top="0cm" fo:margin-bottom="0.247cm" loext:contextual-spacing="false" fo:line-height="100%" fo:text-align="justify" style:justify-single-word="false" fo:text-indent="0cm" style:auto-text-indent="false" fo:background-color="transparent" style:shadow="none" style:writing-mode="page"/>
      <style:text-properties fo:font-size="12pt" fo:font-weight="bold" officeooo:rsid="009fa220" officeooo:paragraph-rsid="009fa220" style:font-size-asian="12pt" style:font-weight-asian="bold" style:font-size-complex="12pt" style:font-weight-complex="bold" loext:padding="0.049cm" loext:border="0.06pt solid #000000" loext:shadow="none"/>
    </style:style>
    <style:style style:name="P25" style:family="paragraph" style:parent-style-name="Text_20_body">
      <loext:graphic-properties draw:fill="none"/>
      <style:paragraph-properties fo:margin-left="0cm" fo:margin-right="0cm" fo:margin-top="0cm" fo:margin-bottom="0.247cm" loext:contextual-spacing="false" fo:line-height="100%" fo:text-align="justify" style:justify-single-word="false" fo:text-indent="0cm" style:auto-text-indent="false" fo:background-color="transparent" style:shadow="none" style:writing-mode="page"/>
      <style:text-properties fo:font-size="12pt" fo:font-weight="bold" officeooo:rsid="00a2dbb4" officeooo:paragraph-rsid="00a2dbb4" style:font-size-asian="12pt" style:font-weight-asian="bold" style:font-size-complex="12pt" style:font-weight-complex="bold" loext:padding="0.049cm" loext:border="0.51pt solid #000000" loext:shadow="#808080 0.18cm 0.18cm"/>
    </style:style>
    <style:style style:name="P26" style:family="paragraph" style:parent-style-name="Text_20_body">
      <loext:graphic-properties draw:fill="none"/>
      <style:paragraph-properties fo:margin-left="0cm" fo:margin-right="0cm" fo:margin-top="0cm" fo:margin-bottom="0.247cm" loext:contextual-spacing="false" fo:line-height="100%" fo:text-align="justify" style:justify-single-word="false" fo:text-indent="0cm" style:auto-text-indent="false" fo:background-color="transparent" style:shadow="none" style:writing-mode="page"/>
      <style:text-properties fo:font-size="12pt" officeooo:rsid="001f4611" officeooo:paragraph-rsid="00a2dbb4" style:font-size-asian="12pt" style:font-size-complex="12pt"/>
    </style:style>
    <style:style style:name="P27" style:family="paragraph" style:parent-style-name="Text_20_body" style:master-page-name="">
      <loext:graphic-properties draw:fill="none"/>
      <style:paragraph-properties fo:margin-left="0cm" fo:margin-right="0cm" fo:margin-top="0cm" fo:margin-bottom="0.247cm" loext:contextual-spacing="false" fo:line-height="200%" fo:text-align="justify" style:justify-single-word="false" fo:text-indent="1cm" style:auto-text-indent="false" style:page-number="auto" fo:background-color="transparent" style:shadow="none" style:writing-mode="page"/>
      <style:text-properties fo:font-size="12pt" officeooo:rsid="001d6c96" officeooo:paragraph-rsid="0040ce48" style:font-size-asian="12pt" style:font-size-complex="12pt"/>
    </style:style>
    <style:style style:name="P2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fo:padding="0.049cm" fo:border="0.06pt solid #000000" style:shadow="none"/>
      <style:text-properties fo:font-size="12pt" fo:font-weight="bold" officeooo:rsid="0095b37a" officeooo:paragraph-rsid="00aa9668" style:font-size-asian="12pt" style:font-weight-asian="bold" style:font-size-complex="12pt" style:font-weight-complex="bold"/>
    </style:style>
    <style:style style:name="T1" style:family="text">
      <style:text-properties officeooo:rsid="00a6b2df"/>
    </style:style>
    <style:style style:name="T2" style:family="text">
      <style:text-properties fo:font-style="italic"/>
    </style:style>
    <style:style style:name="T3" style:family="text">
      <style:text-properties fo:font-style="italic" officeooo:rsid="00a6b2df" style:font-style-asian="italic" style:font-style-complex="italic"/>
    </style:style>
    <style:style style:name="T4" style:family="text">
      <style:text-properties fo:font-style="italic" style:text-underline-style="solid" style:text-underline-width="auto" style:text-underline-color="font-color"/>
    </style:style>
    <style:style style:name="T5" style:family="text">
      <style:text-properties fo:font-style="italic" style:text-underline-style="solid" style:text-underline-width="auto" style:text-underline-color="font-color" fo:font-weight="bold" style:font-weight-asian="bold" style:font-weight-complex="bold"/>
    </style:style>
    <style:style style:name="T6" style:family="text">
      <style:text-properties fo:font-style="italic" style:text-underline-style="none"/>
    </style:style>
    <style:style style:name="T7" style:family="text">
      <style:text-properties fo:font-style="italic" style:text-underline-style="none" fo:font-weight="bold" style:font-weight-asian="bold" style:font-weight-complex="bold"/>
    </style:style>
    <style:style style:name="T8" style:family="text">
      <style:text-properties fo:font-style="italic" style:text-underline-style="solid" style:text-underline-type="double" style:text-underline-width="auto" style:text-underline-color="font-color"/>
    </style:style>
    <style:style style:name="T9" style:family="text">
      <style:text-properties fo:font-weight="bold" style:font-weight-asian="bold" style:font-weight-complex="bold"/>
    </style:style>
    <style:style style:name="T10" style:family="text">
      <style:text-properties fo:font-weight="bold" officeooo:rsid="00757b26" style:font-weight-asian="bold" style:font-weight-complex="bold" loext:padding="0.049cm" loext:border="0.51pt solid #000000" loext:shadow="#808080 0.18cm 0.18cm"/>
    </style:style>
    <style:style style:name="T11" style:family="text">
      <style:text-properties fo:font-weight="bold" officeooo:rsid="0083909f" style:font-weight-asian="bold" style:font-weight-complex="bold" loext:padding="0.049cm" loext:border="0.51pt solid #000000" loext:shadow="#808080 0.18cm 0.18cm"/>
    </style:style>
    <style:style style:name="T12" style:family="text">
      <style:text-properties fo:font-weight="bold" officeooo:rsid="00864c07" style:font-weight-asian="bold" style:font-weight-complex="bold" loext:padding="0.049cm" loext:border="0.51pt solid #000000" loext:shadow="#808080 0.18cm 0.18cm"/>
    </style:style>
    <style:style style:name="T13" style:family="text">
      <style:text-properties fo:font-weight="bold" officeooo:rsid="00a2dbb4" style:font-weight-asian="bold" style:font-weight-complex="bold"/>
    </style:style>
    <style:style style:name="T14" style:family="text">
      <style:text-properties fo:font-weight="bold" officeooo:rsid="00a2dbb4" style:font-weight-asian="bold" style:font-weight-complex="bold" loext:padding="0.049cm" loext:border="0.51pt solid #000000" loext:shadow="#808080 0.18cm 0.18cm"/>
    </style:style>
    <style:style style:name="T15" style:family="text">
      <style:text-properties fo:font-weight="bold" officeooo:rsid="00a43ff0" style:font-weight-asian="bold" style:font-weight-complex="bold" loext:padding="0.049cm" loext:border="0.51pt solid #000000" loext:shadow="#808080 0.18cm 0.18cm"/>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style:text-position="super 58%" fo:font-style="normal" style:text-underline-style="none" officeooo:rsid="003d85c7" style:font-style-asian="normal" style:font-style-complex="normal"/>
    </style:style>
    <style:style style:name="T18" style:family="text">
      <style:text-properties style:text-position="super 58%" fo:font-style="normal" style:text-underline-style="none" officeooo:rsid="004254a8" style:font-style-asian="normal" style:font-style-complex="normal"/>
    </style:style>
    <style:style style:name="T19" style:family="text">
      <style:text-properties style:text-position="super 58%" fo:font-style="normal" style:text-underline-style="none" officeooo:rsid="007a36f1" style:font-style-asian="normal" style:font-style-complex="normal" loext:shadow="none"/>
    </style:style>
    <style:style style:name="T20" style:family="text">
      <style:text-properties style:text-position="super 58%" fo:font-style="normal" style:text-underline-style="none" officeooo:rsid="00864c07" style:font-style-asian="normal" style:font-style-complex="normal"/>
    </style:style>
    <style:style style:name="T21" style:family="text">
      <style:text-properties style:text-position="super 58%" fo:font-style="normal" style:text-underline-style="none" officeooo:rsid="0086897d" style:font-style-asian="normal" style:font-style-complex="normal"/>
    </style:style>
    <style:style style:name="T22" style:family="text">
      <style:text-properties style:text-position="super 58%" fo:font-style="normal" style:text-underline-style="none" officeooo:rsid="0095b37a" style:font-style-asian="normal" style:font-style-complex="normal"/>
    </style:style>
    <style:style style:name="T23" style:family="text">
      <style:text-properties style:text-position="super 58%" fo:font-style="normal" style:text-underline-style="none" officeooo:rsid="0096e4d8" style:font-style-asian="normal" style:font-style-complex="normal"/>
    </style:style>
    <style:style style:name="T24" style:family="text">
      <style:text-properties style:text-position="super 58%" fo:font-style="normal" style:text-underline-style="none" officeooo:rsid="0098bcc5" style:font-style-asian="normal" style:font-style-complex="normal"/>
    </style:style>
    <style:style style:name="T25" style:family="text">
      <style:text-properties style:text-position="super 58%" fo:font-style="normal" style:font-style-asian="normal" style:font-style-complex="normal"/>
    </style:style>
    <style:style style:name="T26" style:family="text">
      <style:text-properties style:text-position="super 58%" fo:font-style="normal" officeooo:rsid="004254a8" style:font-style-asian="normal" style:font-style-complex="normal"/>
    </style:style>
    <style:style style:name="T27" style:family="text">
      <style:text-properties style:text-position="super 58%" fo:font-style="normal" officeooo:rsid="0062a0cf" style:font-style-asian="normal" style:font-style-complex="normal"/>
    </style:style>
    <style:style style:name="T28" style:family="text">
      <style:text-properties style:text-position="super 58%" fo:font-style="normal" officeooo:rsid="001fe4b4" style:font-style-asian="normal" style:font-style-complex="normal"/>
    </style:style>
    <style:style style:name="T29" style:family="text">
      <style:text-properties style:text-position="super 58%" fo:font-style="normal" officeooo:rsid="00941a6f" style:font-style-asian="normal" style:font-style-complex="normal"/>
    </style:style>
    <style:style style:name="T30" style:family="text">
      <style:text-properties style:text-position="super 58%" officeooo:rsid="001fe4b4"/>
    </style:style>
    <style:style style:name="T31" style:family="text">
      <style:text-properties style:text-position="super 58%" style:text-underline-style="solid" style:text-underline-width="auto" style:text-underline-color="font-color" officeooo:rsid="001fe4b4"/>
    </style:style>
    <style:style style:name="T32" style:family="text">
      <style:text-properties style:text-position="super 58%" style:text-underline-style="solid" style:text-underline-width="auto" style:text-underline-color="font-color" officeooo:rsid="00275015"/>
    </style:style>
    <style:style style:name="T33" style:family="text">
      <style:text-properties style:text-position="super 58%" style:text-underline-style="solid" style:text-underline-width="auto" style:text-underline-color="font-color" fo:font-weight="bold" officeooo:rsid="0095b37a" style:font-weight-asian="bold" style:font-weight-complex="bold"/>
    </style:style>
    <style:style style:name="T34" style:family="text">
      <style:text-properties style:text-position="super 58%" style:text-underline-style="solid" style:text-underline-width="auto" style:text-underline-color="font-color" fo:font-weight="bold" officeooo:rsid="0096e4d8" style:font-weight-asian="bold" style:font-weight-complex="bold"/>
    </style:style>
    <style:style style:name="T35" style:family="text">
      <style:text-properties style:text-position="super 58%" style:text-underline-style="solid" style:text-underline-width="auto" style:text-underline-color="font-color" fo:font-weight="bold" officeooo:rsid="0098bcc5" style:font-weight-asian="bold" style:font-weight-complex="bold"/>
    </style:style>
    <style:style style:name="T36" style:family="text">
      <style:text-properties style:text-position="super 58%" officeooo:rsid="0020598f"/>
    </style:style>
    <style:style style:name="T37" style:family="text">
      <style:text-properties style:text-position="super 58%" officeooo:rsid="0022980e"/>
    </style:style>
    <style:style style:name="T38" style:family="text">
      <style:text-properties style:text-position="super 58%" officeooo:rsid="0022e916"/>
    </style:style>
    <style:style style:name="T39" style:family="text">
      <style:text-properties style:text-position="super 58%" style:text-underline-style="none" officeooo:rsid="001fe4b4"/>
    </style:style>
    <style:style style:name="T40" style:family="text">
      <style:text-properties style:text-position="super 58%" style:text-underline-style="none" officeooo:rsid="00275015"/>
    </style:style>
    <style:style style:name="T41" style:family="text">
      <style:text-properties style:text-position="super 58%" style:text-underline-style="none" officeooo:rsid="00333c45"/>
    </style:style>
    <style:style style:name="T42" style:family="text">
      <style:text-properties style:text-position="super 58%" style:text-underline-style="none" officeooo:rsid="003f5271"/>
    </style:style>
    <style:style style:name="T43" style:family="text">
      <style:text-properties style:text-position="super 58%" style:text-underline-style="none" officeooo:rsid="004254a8"/>
    </style:style>
    <style:style style:name="T44" style:family="text">
      <style:text-properties style:text-position="super 58%" style:text-underline-style="none" officeooo:rsid="0050c051"/>
    </style:style>
    <style:style style:name="T45" style:family="text">
      <style:text-properties style:text-position="super 58%" style:text-underline-style="none" officeooo:rsid="00864c07"/>
    </style:style>
    <style:style style:name="T46" style:family="text">
      <style:text-properties style:text-position="super 58%" style:text-underline-style="none" officeooo:rsid="00872d0a"/>
    </style:style>
    <style:style style:name="T47" style:family="text">
      <style:text-properties style:text-position="super 58%" style:text-underline-style="none" officeooo:rsid="008c7b93"/>
    </style:style>
    <style:style style:name="T48" style:family="text">
      <style:text-properties style:text-position="super 58%" style:text-underline-style="none" officeooo:rsid="0095b37a"/>
    </style:style>
    <style:style style:name="T49" style:family="text">
      <style:text-properties style:text-position="super 58%" style:text-underline-style="none" officeooo:rsid="0096e4d8"/>
    </style:style>
    <style:style style:name="T50" style:family="text">
      <style:text-properties style:text-position="super 58%" style:text-underline-style="none" officeooo:rsid="0098bcc5"/>
    </style:style>
    <style:style style:name="T51" style:family="text">
      <style:text-properties style:text-position="super 58%" style:text-underline-style="none" officeooo:rsid="009a5d71"/>
    </style:style>
    <style:style style:name="T52" style:family="text">
      <style:text-properties style:text-position="super 58%" style:text-underline-style="none" officeooo:rsid="00a2dbb4"/>
    </style:style>
    <style:style style:name="T53" style:family="text">
      <style:text-properties style:text-position="super 58%" style:text-underline-style="none" officeooo:rsid="00a87308"/>
    </style:style>
    <style:style style:name="T54" style:family="text">
      <style:text-properties style:text-position="super 58%" style:text-underline-style="none" officeooo:rsid="00aa9668"/>
    </style:style>
    <style:style style:name="T55" style:family="text">
      <style:text-properties style:text-position="super 58%" style:text-underline-style="none" fo:font-weight="bold" officeooo:rsid="0095b37a" style:font-weight-asian="bold" style:font-weight-complex="bold"/>
    </style:style>
    <style:style style:name="T56" style:family="text">
      <style:text-properties style:text-position="super 58%" style:text-underline-style="none" fo:font-weight="bold" officeooo:rsid="0096e4d8" style:font-weight-asian="bold" style:font-weight-complex="bold"/>
    </style:style>
    <style:style style:name="T57" style:family="text">
      <style:text-properties style:text-position="super 58%" style:text-underline-style="none" fo:font-weight="bold" officeooo:rsid="0098bcc5" style:font-weight-asian="bold" style:font-weight-complex="bold"/>
    </style:style>
    <style:style style:name="T58" style:family="text">
      <style:text-properties style:text-position="super 58%" officeooo:rsid="00288cb7"/>
    </style:style>
    <style:style style:name="T59" style:family="text">
      <style:text-properties style:text-position="super 58%" officeooo:rsid="002a1aed"/>
    </style:style>
    <style:style style:name="T60" style:family="text">
      <style:text-properties style:text-position="super 58%" fo:font-style="italic" officeooo:rsid="001fe4b4"/>
    </style:style>
    <style:style style:name="T61" style:family="text">
      <style:text-properties style:text-position="super 58%" fo:font-style="italic" officeooo:rsid="00288cb7"/>
    </style:style>
    <style:style style:name="T62" style:family="text">
      <style:text-properties style:text-position="super 58%" fo:font-style="italic" style:text-underline-style="none" officeooo:rsid="006a5235"/>
    </style:style>
    <style:style style:name="T63" style:family="text">
      <style:text-properties style:text-position="super 58%" officeooo:rsid="002c892d"/>
    </style:style>
    <style:style style:name="T64" style:family="text">
      <style:text-properties style:text-position="super 58%" officeooo:rsid="002ed0ce"/>
    </style:style>
    <style:style style:name="T65" style:family="text">
      <style:text-properties style:text-position="super 58%" officeooo:rsid="002f310d"/>
    </style:style>
    <style:style style:name="T66" style:family="text">
      <style:text-properties style:text-position="super 58%" officeooo:rsid="00324ea2"/>
    </style:style>
    <style:style style:name="T67" style:family="text">
      <style:text-properties style:text-position="super 58%" officeooo:rsid="00333c45"/>
    </style:style>
    <style:style style:name="T68" style:family="text">
      <style:text-properties style:text-position="super 58%" officeooo:rsid="0033d2fc"/>
    </style:style>
    <style:style style:name="T69" style:family="text">
      <style:text-properties style:text-position="super 58%" officeooo:rsid="0034ae40"/>
    </style:style>
    <style:style style:name="T70" style:family="text">
      <style:text-properties style:text-position="super 58%" officeooo:rsid="0036fd88"/>
    </style:style>
    <style:style style:name="T71" style:family="text">
      <style:text-properties style:text-position="super 58%" officeooo:rsid="004254a8"/>
    </style:style>
    <style:style style:name="T72" style:family="text">
      <style:text-properties style:text-position="super 58%" officeooo:rsid="00606062"/>
    </style:style>
    <style:style style:name="T73" style:family="text">
      <style:text-properties style:text-position="super 58%" officeooo:rsid="00614f28"/>
    </style:style>
    <style:style style:name="T74" style:family="text">
      <style:text-properties style:text-position="super 58%" officeooo:rsid="0062a0cf"/>
    </style:style>
    <style:style style:name="T75" style:family="text">
      <style:text-properties style:text-position="super 58%" officeooo:rsid="0063a3b4"/>
    </style:style>
    <style:style style:name="T76" style:family="text">
      <style:text-properties style:text-position="super 58%" officeooo:rsid="006a5235"/>
    </style:style>
    <style:style style:name="T77" style:family="text">
      <style:text-properties style:text-position="super 58%" officeooo:rsid="006ade80"/>
    </style:style>
    <style:style style:name="T78" style:family="text">
      <style:text-properties style:text-position="super 58%" officeooo:rsid="007269f5"/>
    </style:style>
    <style:style style:name="T79" style:family="text">
      <style:text-properties style:text-position="super 58%" officeooo:rsid="007418c0"/>
    </style:style>
    <style:style style:name="T80" style:family="text">
      <style:text-properties style:text-position="super 58%" officeooo:rsid="00743952"/>
    </style:style>
    <style:style style:name="T81" style:family="text">
      <style:text-properties style:text-position="super 58%" officeooo:rsid="00757b26" loext:shadow="none"/>
    </style:style>
    <style:style style:name="T82" style:family="text">
      <style:text-properties style:text-position="super 58%" officeooo:rsid="007a36f1" loext:shadow="none"/>
    </style:style>
    <style:style style:name="T83" style:family="text">
      <style:text-properties style:text-position="super 58%" officeooo:rsid="007eb765" loext:shadow="none"/>
    </style:style>
    <style:style style:name="T84" style:family="text">
      <style:text-properties style:text-position="super 58%" officeooo:rsid="00941a6f"/>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bold" style:font-weight-asian="bold" style:font-weight-complex="bold"/>
    </style:style>
    <style:style style:name="T87" style:family="text">
      <style:text-properties style:text-underline-style="none"/>
    </style:style>
    <style:style style:name="T88" style:family="text">
      <style:text-properties style:text-underline-style="none" fo:font-weight="bold" style:font-weight-asian="bold" style:font-weight-complex="bold"/>
    </style:style>
    <style:style style:name="T89" style:family="text">
      <style:text-properties officeooo:rsid="00757b26" loext:padding="0.049cm" loext:border="0.51pt solid #000000" loext:shadow="#808080 0.18cm 0.18cm"/>
    </style:style>
    <style:style style:name="T90" style:family="text">
      <style:text-properties officeooo:rsid="0078a4f4"/>
    </style:style>
    <style:style style:name="T91" style:family="text">
      <style:text-properties officeooo:rsid="0078a4f4" loext:padding="0.049cm" loext:border="0.51pt solid #000000" loext:shadow="#808080 0.18cm 0.18cm"/>
    </style:style>
    <style:style style:name="T92" style:family="text">
      <style:text-properties loext:padding="0.049cm" loext:border="0.51pt solid #000000" loext:shadow="#808080 0.18cm 0.18cm"/>
    </style:style>
    <style:style style:name="T93" style:family="text">
      <style:text-properties officeooo:rsid="0083909f" loext:padding="0.049cm" loext:border="0.51pt solid #000000" loext:shadow="#808080 0.18cm 0.18cm"/>
    </style:style>
    <style:style style:name="T94" style:family="text">
      <style:text-properties officeooo:rsid="0085735c" loext:padding="0.049cm" loext:border="0.51pt solid #000000" loext:shadow="#808080 0.18cm 0.18cm"/>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a1588f" style:font-size-asian="12pt" style:font-weight-asian="bold" style:font-size-complex="12pt" style:font-weight-complex="bold"/>
    </style:style>
    <style:style style:name="T97" style:family="text">
      <style:text-properties fo:font-size="12pt" fo:font-style="italic" fo:font-weight="bold" officeooo:rsid="00a1588f" style:font-size-asian="12pt" style:font-style-asian="italic" style:font-weight-asian="bold" style:font-size-complex="12pt" style:font-style-complex="italic" style:font-weight-complex="bold"/>
    </style:style>
    <style:style style:name="T98" style:family="text">
      <style:text-properties style:text-underline-style="solid" style:text-underline-type="double" style:text-underline-width="auto" style:text-underline-color="font-color"/>
    </style:style>
    <style:style style:name="T99" style:family="text">
      <style:text-properties officeooo:rsid="00a2dbb4"/>
    </style:style>
    <style:style style:name="T100" style:family="text">
      <style:text-properties officeooo:rsid="00a2dbb4" loext:padding="0.049cm" loext:border="0.51pt solid #000000" loext:shadow="#808080 0.18cm 0.18cm"/>
    </style:style>
    <style:style style:name="T101" style:family="text">
      <style:text-properties officeooo:rsid="0048dc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95">Correction de l’analyse grammaticale d’un texte </text:span><text:span text:style-name="T96">(</text:span><text:span text:style-name="T97">Han d’Islande</text:span><text:span text:style-name="T96"> par l’éditeur de V. Hugo)</text:span></text:p>
      <text:p text:style-name="P2"><text:span text:style-name="T90">terminologie : </text:span>pas de prédicat / <text:span text:style-name="T85">déterminant</text:span> numéral / <text:span text:style-name="T90">article partitif</text:span></text:p>
      <text:p text:style-name="P4"/>
      <text:p text:style-name="P24"><text:span text:style-name="T99">(a) T</text:span>EXTE D’ORIGINE</text:p>
      <text:p text:style-name="P21"><text:span text:style-name="T2">Han d’Islande</text:span> est le premier roman de Victor Hugo, le premier du moins qu’il ait publié en librairie, car en réalité son premier essai fut <text:span text:style-name="T2">Bug-Jargal</text:span>, qui parut dans <text:span text:style-name="T2">le Conservateur littéraire</text:span> en 1820 et qui devait être entièrement transformé en 1826. </text:p>
      <text:p text:style-name="P12">Victor Hugo avait dix-huit ans quand il écrivit <text:span text:style-name="T2">Han d’Islande</text:span>, et, à trente et un ans, il jugeait, dans la préface de sa troisième édition, son œuvre et le jeune homme qu’il était autrefois. Il accordait qu’en 1820, il avait de l’imagination, mais aucune expérience des hommes, des choses et des idées.</text:p>
      <text:p text:style-name="P4"/>
      <text:p text:style-name="P5"><text:span text:style-name="T13">(b) </text:span><text:span text:style-name="T9">NATURE DES MOTS</text:span></text:p>
      <text:p text:style-name="P16"><text:span text:style-name="T2">Han</text:span><text:span text:style-name="T28">np</text:span><text:span text:style-name="T2"> d’</text:span><text:span text:style-name="T61">prép</text:span><text:span text:style-name="T2">Islande</text:span><text:span text:style-name="T28">np</text:span> est<text:span text:style-name="T30">v</text:span> le<text:span text:style-name="T30">d_ad</text:span> premier<text:span text:style-name="T79">d_numordinal</text:span> roman<text:span text:style-name="T36">nc</text:span> de<text:span text:style-name="T78">prép</text:span> Victor<text:span text:style-name="T28">np</text:span> Hugo<text:span text:style-name="T28">np</text:span>, le<text:span text:style-name="T30">d_ad</text:span> premier<text:span text:style-name="T79">d_numordinal</text:span> <text:span text:style-name="T85">du moins</text:span><text:span text:style-name="T75">locution_adverbiale</text:span> qu’<text:span text:style-name="T37">p_r</text:span><text:span text:style-name="T38">el</text:span>il<text:span text:style-name="T37">p_per</text:span> <text:span text:style-name="T85">ait publié</text:span><text:span text:style-name="T31">v</text:span> en<text:span text:style-name="T58">prép</text:span> librairie<text:span text:style-name="T36">nc</text:span>, car<text:span text:style-name="T59">conj_coor</text:span> en<text:span text:style-name="T58">prép</text:span> réalité<text:span text:style-name="T36">nc</text:span> son<text:span text:style-name="T73">d</text:span><text:span text:style-name="T64">_poss</text:span> premier<text:span text:style-name="T79">d_numordinal</text:span> essai<text:span text:style-name="T36">nc</text:span> fut<text:span text:style-name="T30">v</text:span> <text:span text:style-name="T2">Bug-Jargal</text:span><text:span text:style-name="T28">np</text:span>, qui<text:span text:style-name="T37">p_r</text:span><text:span text:style-name="T38">el</text:span> parut<text:span text:style-name="T30">v</text:span> dans<text:span text:style-name="T58">prép</text:span> <text:span text:style-name="T2">le</text:span><text:span text:style-name="T27">d_ad</text:span><text:span text:style-name="T2"> Conservateur</text:span><text:span text:style-name="T28">np</text:span><text:span text:style-name="T2"> littéraire</text:span><text:span text:style-name="T60">adj</text:span> en<text:span text:style-name="T58">prép</text:span> 1820<text:span text:style-name="T67">d_numcardinal</text:span> et<text:span text:style-name="T59">conj_coor</text:span> qui<text:span text:style-name="T37">p_r</text:span><text:span text:style-name="T38">el</text:span> devait<text:span text:style-name="T39">v</text:span> <text:span text:style-name="T85">être</text:span><text:span text:style-name="T39">v</text:span><text:span text:style-name="T40">[</text:span><text:span text:style-name="T32">être transformé</text:span><text:span text:style-name="T40">]</text:span> entièrement<text:span text:style-name="T66">adv</text:span> <text:span text:style-name="T85">transformé</text:span><text:span text:style-name="T39">v</text:span><text:span text:style-name="T40">[</text:span><text:span text:style-name="T32">être transformé</text:span><text:span text:style-name="T40">]</text:span> en<text:span text:style-name="T58">prép</text:span> 1826<text:span text:style-name="T67">d_numcardinal</text:span>.</text:p>
      <text:p text:style-name="P6">Victor<text:span text:style-name="T28">np</text:span> Hugo<text:span text:style-name="T28">np</text:span> avait<text:span text:style-name="T30">v</text:span> dix-huit<text:span text:style-name="T67">d_numcardinal</text:span> ans<text:span text:style-name="T36">nc</text:span> quand<text:span text:style-name="T72">conj_sub</text:span> il<text:span text:style-name="T37">p_per</text:span> écrivit<text:span text:style-name="T30">v</text:span> <text:span text:style-name="T2">Han</text:span><text:span text:style-name="T28">np</text:span><text:span text:style-name="T2"> d’</text:span><text:span text:style-name="T25">p</text:span><text:span text:style-name="T29">rép</text:span><text:span text:style-name="T2">Islande</text:span><text:span text:style-name="T28">np</text:span>, et<text:span text:style-name="T59">conj_coor</text:span>, à<text:span text:style-name="T58">prép</text:span> <text:span text:style-name="T85">trente et un</text:span><text:span text:style-name="T41">d_numcardinal</text:span> ans<text:span text:style-name="T36">nc</text:span>, il<text:span text:style-name="T37">p_per</text:span> jugeait<text:span text:style-name="T30">v</text:span>, dans<text:span text:style-name="T58">prép</text:span> la<text:span text:style-name="T30">d_ad</text:span> préface<text:span text:style-name="T84">nc</text:span> de<text:span text:style-name="T58">prép</text:span> sa<text:span text:style-name="T73">d</text:span><text:span text:style-name="T64">_poss</text:span> troisième<text:span text:style-name="T67">d_numcard</text:span><text:span text:style-name="T80">inal</text:span> édition<text:span text:style-name="T36">nc</text:span>, son<text:span text:style-name="T73">d</text:span><text:span text:style-name="T64">_poss</text:span> œuvre<text:span text:style-name="T36">nc</text:span> et<text:span text:style-name="T59">conj_coor</text:span> le<text:span text:style-name="T30">d_ad</text:span> jeune<text:span text:style-name="T30">adj</text:span> homme<text:span text:style-name="T65">nc</text:span> qu’<text:span text:style-name="T37">p_r</text:span><text:span text:style-name="T38">el</text:span>il<text:span text:style-name="T37">p_per</text:span> était<text:span text:style-name="T30">v</text:span> autrefois<text:span text:style-name="T63">adv</text:span>. Il<text:span text:style-name="T37">p_per</text:span> accordait<text:span text:style-name="T30">v</text:span> qu’<text:span text:style-name="T74">conj_sub</text:span>en<text:span text:style-name="T58">prép</text:span> 1820<text:span text:style-name="T67">d_numcardinal</text:span>, il<text:span text:style-name="T37">p_per</text:span> avait<text:span text:style-name="T30">v</text:span> <text:span text:style-name="T16">de l’</text:span><text:span text:style-name="T70">d_artparti</text:span>imagination<text:span text:style-name="T36">nc</text:span>, mais<text:span text:style-name="T59">conj_coor</text:span> aucune<text:span text:style-name="T68">d_indéf</text:span> expérience<text:span text:style-name="T36">nc</text:span> des<text:span text:style-name="T69">pré « </text:span><text:span text:style-name="T80">de »</text:span><text:span text:style-name="T69">+d_ad « </text:span><text:span text:style-name="T80">les</text:span><text:span text:style-name="T69">»</text:span> hommes<text:span text:style-name="T36">nc</text:span>, des<text:span text:style-name="T69">pré « </text:span><text:span text:style-name="T80">de »</text:span><text:span text:style-name="T69">+d_ad « </text:span><text:span text:style-name="T80">les</text:span><text:span text:style-name="T69">»</text:span> choses<text:span text:style-name="T36">nc</text:span> et<text:span text:style-name="T59">conj_coo</text:span> des<text:span text:style-name="T69">pré « </text:span><text:span text:style-name="T80">de »</text:span><text:span text:style-name="T69">+d_ad « </text:span><text:span text:style-name="T80">les</text:span><text:span text:style-name="T69">»</text:span> idées<text:span text:style-name="T36">nc</text:span>.</text:p>
      <text:p text:style-name="P28"><text:span text:style-name="T99">(c) </text:span>DECOUPAGE DES PROPOSITIONS <text:span text:style-name="T101">(principales et indépendantes en gras)</text:span></text:p>
      <text:p text:style-name="P19"><text:span text:style-name="T7">Han d’Islande</text:span><text:span text:style-name="T88"> est le premier roman de Victor Hugo, le premier du moins</text:span><text:span text:style-name="T48">[proposition principal</text:span><text:span text:style-name="T52">e]</text:span><text:span text:style-name="T87"> </text:span><text:span text:style-name="T98">qu’il ait publié en librairie</text:span><text:span text:style-name="T48">[proposition subordonnée relative]</text:span>, car <text:span text:style-name="T88">en réalité son premier essai fut </text:span><text:span text:style-name="T7">Bug-Jargal</text:span><text:span text:style-name="T88">,</text:span><text:span text:style-name="T48">[proposition principale </text:span><text:span text:style-name="T54">coordonnée</text:span><text:span text:style-name="T49">]</text:span> <text:span text:style-name="T98">qui parut dans </text:span><text:span text:style-name="T8">le Conservateur littéraire</text:span><text:span text:style-name="T98"> en 1820</text:span><text:span text:style-name="T48">[pr</text:span><text:span text:style-name="T49">oposition subordonnée relative]</text:span> et <text:span text:style-name="T98">qui devait être entièrement transformé en 1826</text:span><text:span text:style-name="T48">[pr</text:span><text:span text:style-name="T49">oposition subordonnée relative]</text:span>. </text:p>
      <text:p text:style-name="P10"><text:span text:style-name="T88">Victor Hugo avait dix-huit ans</text:span><text:span text:style-name="T55">[pr</text:span><text:span text:style-name="T56">oposition </text:span><text:span text:style-name="T57">principale</text:span><text:span text:style-name="T56">]</text:span> <text:span text:style-name="T98">quand il écrivit </text:span><text:span text:style-name="T8">Han d’Islande</text:span><text:span text:style-name="T22">[pr</text:span><text:span text:style-name="T24">oposition subordonnée circonstancielle</text:span><text:span text:style-name="T23">]</text:span>, et, <text:span text:style-name="T88">à trente et un ans, il jugeait, dans la préface de sa troisième édition, son œuvre et le jeune homme</text:span><text:span text:style-name="T55">[pr</text:span><text:span text:style-name="T56">oposition </text:span><text:span text:style-name="T57">principale coordonnée</text:span><text:span text:style-name="T56">]</text:span> <text:span text:style-name="T98">qu’il était autrefois</text:span><text:span text:style-name="T48">[pr</text:span><text:span text:style-name="T49">oposition </text:span><text:span text:style-name="T50">subordonnée relative</text:span><text:span text:style-name="T49">]</text:span>. <text:span text:style-name="T85">Il accordait</text:span><text:span text:style-name="T48">[pr</text:span><text:span text:style-name="T49">oposition </text:span><text:span text:style-name="T50">principale</text:span><text:span text:style-name="T49">]</text:span> <text:span text:style-name="T98">qu’en 1820, il avait de l’imagination, mais aucune expérience des hommes, des choses et des idées</text:span><text:span text:style-name="T48">[pr</text:span><text:span text:style-name="T49">oposition </text:span><text:span text:style-name="T51">subordonnée conjonctive</text:span><text:span text:style-name="T49">]</text:span>.</text:p>
      <text:p text:style-name="P22"><text:soft-page-break/><text:span text:style-name="T100">(d) </text:span><text:span text:style-name="T89">FONCTIONS </text:span><text:span text:style-name="T93">des </text:span><text:span text:style-name="T89">sujets et </text:span><text:span text:style-name="T93">des </text:span><text:span text:style-name="T89">compléments de verbes (COD, COI, attributs) (</text:span><text:span text:style-name="T94">1</text:span><text:span text:style-name="T89">/2)</text:span></text:p>
      <text:p text:style-name="P27"><text:span text:style-name="T4">Han d’Islande</text:span><text:span text:style-name="T17">[S]</text:span> <text:span text:style-name="T92">est</text:span> <text:span text:style-name="T85">le premier roman de Victor Hugo, le premier du moins qu’il ait publié en librairie</text:span><text:span text:style-name="T42">[attrdusuj]</text:span>, car en réalité <text:span text:style-name="T85">son premier essai</text:span><text:span text:style-name="T17">[S]</text:span> <text:span text:style-name="T92">fut</text:span> <text:span text:style-name="T4">Bug-Jargal</text:span><text:span text:style-name="T85">, qui parut dans </text:span><text:span text:style-name="T4">le Conservateur littéraire</text:span><text:span text:style-name="T85"> en 1820 et qui devait être entièrement transformé en 1826</text:span><text:span text:style-name="T42">[attrdusuj]</text:span>. </text:p>
      <text:p text:style-name="P8"><text:span text:style-name="T85">Victor Hugo</text:span><text:span text:style-name="T17">[S]</text:span> <text:span text:style-name="T92">avait</text:span> <text:span text:style-name="T85">dix-huit ans</text:span><text:span text:style-name="T71">[COD]</text:span> quand <text:span text:style-name="T85">il</text:span><text:span text:style-name="T71">[S]</text:span> <text:span text:style-name="T92">écrivit</text:span> <text:span text:style-name="T4">Han d’Islande</text:span><text:span text:style-name="T26">[COD]</text:span>, et, <text:span text:style-name="T87">à trente et un ans</text:span>, <text:span text:style-name="T85">il</text:span><text:span text:style-name="T17">[S]</text:span> <text:span text:style-name="T92">jugeait</text:span>, <text:span text:style-name="T87">dans la préface de sa troisième édition</text:span>, <text:span text:style-name="T85">son œuvre et le jeune homme qu’il était autrefois</text:span><text:span text:style-name="T43">[COD]</text:span>. <text:span text:style-name="T85">Il</text:span><text:span text:style-name="T17">[S]</text:span> <text:span text:style-name="T92">accordait</text:span> qu’en 1820, <text:span text:style-name="T85">il</text:span><text:span text:style-name="T17">[S]</text:span> <text:span text:style-name="T92">avait</text:span> <text:span text:style-name="T85">de l’imagination, mais aucune expérience des hommes, des choses et des idées</text:span><text:span text:style-name="T17">[</text:span><text:span text:style-name="T18">COD</text:span><text:span text:style-name="T17">]</text:span>.</text:p>
      <text:p text:style-name="P23"><text:span text:style-name="T100">(e) </text:span><text:span text:style-name="T89">FONCTIONS </text:span><text:span text:style-name="T93">des </text:span><text:span text:style-name="T89">sujets et </text:span><text:span text:style-name="T93">des </text:span><text:span text:style-name="T89">compléments de verbes (COD, COI, attributs) (2/2)</text:span></text:p>
      <text:p text:style-name="P17"><text:span text:style-name="T2">Han d’Islande</text:span> est le premier roman de Victor Hugo, le premier du moins <text:span text:style-name="T85">qu’</text:span><text:span text:style-name="T83">[COD]</text:span>il<text:span text:style-name="T83">[S]</text:span> <text:span text:style-name="T92">ait publié</text:span> en librairie, car en réalité son premier essai fut <text:span text:style-name="T2">Bug-Jargal</text:span>, <text:span text:style-name="T85">qui</text:span><text:span text:style-name="T81">[S]</text:span> <text:span text:style-name="T92">parut</text:span> dans <text:span text:style-name="T2">le Conservateur littéraire</text:span> en 1820 et <text:span text:style-name="T85">qui</text:span><text:span text:style-name="T81">[S]</text:span> <text:span text:style-name="T92">devait</text:span> être entièrement transformé en 1826. </text:p>
      <text:p text:style-name="P13">Victor Hugo avait dix-huit ans quand il écrivit <text:span text:style-name="T2">Han d’Islande</text:span>, et, à trente et un ans, il jugeait, dans la préface de sa troisième édition, son œuvre et le jeune homme qu’<text:span text:style-name="T45">[</text:span><text:span text:style-name="T46">attribut du sujet</text:span><text:span text:style-name="T45">]</text:span><text:span text:style-name="T85">il</text:span><text:span text:style-name="T81">[S]</text:span> <text:span text:style-name="T92">était</text:span> autrefois. Il accordait qu’en 1820, il avait de l’imagination, mais aucune expérience des hommes, des choses et des idées.</text:p>
      <text:p text:style-name="P25"/>
      <text:p text:style-name="P25"/>
      <text:p text:style-name="P25"/>
      <text:p text:style-name="P25"/>
      <text:p text:style-name="P25"/>
      <text:p text:style-name="P23"><text:soft-page-break/><text:span text:style-name="T100">(f) </text:span><text:span text:style-name="T89">FONCTIONS </text:span><text:span text:style-name="T93">des</text:span><text:span text:style-name="T89"> </text:span><text:span text:style-name="T91">compléments de phrase</text:span></text:p>
      <text:p text:style-name="P17"><text:span text:style-name="T2">Han d’Islande</text:span> est le premier roman de Victor Hugo, le premier du moins qu’il ait publié <text:span text:style-name="T85">en librairie</text:span><text:span text:style-name="T82">[CCL]</text:span>, car en réalité son premier essai fut <text:span text:style-name="T2">Bug-Jargal</text:span>, qui parut <text:span text:style-name="T85">dans </text:span><text:span text:style-name="T4">le Conservateur littéraire</text:span><text:span text:style-name="T19">[CCL]</text:span> <text:span text:style-name="T85">en 1820</text:span><text:span text:style-name="T19">[CCT]</text:span> et qui devait être entièrement transformé <text:span text:style-name="T85">en 1826</text:span><text:span text:style-name="T19">[CCT]</text:span>. </text:p>
      <text:p text:style-name="P14">Victor Hugo avait dix-huit ans quand il écrivit <text:span text:style-name="T2">Han d’Islande</text:span>, et, <text:span text:style-name="T85">à trente et un ans</text:span><text:span text:style-name="T19">[CCT]</text:span>, il jugeait, <text:span text:style-name="T85">dans la préface de sa troisième édition</text:span><text:span text:style-name="T19">[CCL]</text:span>, son œuvre et le jeune homme qu’il était autrefois. Il accordait qu’<text:span text:style-name="T85">en 1820</text:span><text:span text:style-name="T19">[CCT]</text:span>, il avait de l’imagination, mais aucune expérience des hommes, des choses et des idées.</text:p>
      <text:p text:style-name="P23"><text:span text:style-name="T100">(g) </text:span><text:span text:style-name="T89">FONCTIONS </text:span><text:span text:style-name="T93">des adjectifs</text:span></text:p>
      <text:p text:style-name="P18"><text:span text:style-name="T2">Han d’Islande</text:span> est le <text:span text:style-name="T85">premier</text:span><text:span text:style-name="T76">[adj_épithète]</text:span> roman de Victor Hugo, le <text:span text:style-name="T85">premier</text:span><text:span text:style-name="T76">[adj_</text:span><text:span text:style-name="T77">apposé</text:span><text:span text:style-name="T76">]</text:span> du moins <text:span text:style-name="T87">qu</text:span>’<text:span text:style-name="T87">il</text:span> ait publié <text:span text:style-name="T87">en librairie</text:span>, car en réalité son premier<text:span text:style-name="T76">[adj_épithète]</text:span> essai fut <text:span text:style-name="T2">Bug-Jargal</text:span>, <text:span text:style-name="T87">qui</text:span><text:span text:style-name="T44"> </text:span>parut <text:span text:style-name="T87">dans </text:span><text:span text:style-name="T6">le Conservateur</text:span><text:span text:style-name="T4"> littéraire</text:span><text:span text:style-name="T62">[adj_épithète]</text:span> <text:span text:style-name="T87">en 1820</text:span> et qui devait être entièrement transformé <text:span text:style-name="T87">en 1826</text:span>. </text:p>
      <text:p text:style-name="P9">Victor Hugo avait dix-huit ans quand il écrivit <text:span text:style-name="T2">Han d’Islande</text:span>, et, à trente et un ans, il jugeait, dans la préface de sa troisième<text:span text:style-name="T76">[adj_épithète]</text:span> édition, son œuvre et le jeune<text:span text:style-name="T76">[adj_épithète]</text:span> homme qu’il était autrefois. Il accordait qu’en 1820, il avait de l’imagination, mais aucune expérience des hommes, des choses et des idées.</text:p>
      <text:p text:style-name="P26"><text:span text:style-name="T14">(h) </text:span><text:span text:style-name="T10">FONCTIONS </text:span><text:span text:style-name="T11">des </text:span><text:span text:style-name="T12">propositions </text:span><text:span text:style-name="T15">subordonnées</text:span></text:p>
      <text:p text:style-name="P20"><text:span text:style-name="T2">Han d’Islande</text:span> est le premier roman de Victor Hugo, le premier du moins qu’il ait publié en librairie, car en réalité son premier essai fut <text:span text:style-name="T2">Bug-Jargal</text:span>, <text:span text:style-name="T85">qui parut dans </text:span><text:span text:style-name="T4">le Conservateur littéraire</text:span><text:span text:style-name="T85"> en 1820</text:span><text:span text:style-name="T45">[</text:span><text:span text:style-name="T53">complément du nom</text:span><text:span text:style-name="T45">]</text:span> et <text:span text:style-name="T85">qui devait être entièrement transformé en 1826</text:span><text:span text:style-name="T45">[</text:span><text:span text:style-name="T53">complément du nom</text:span><text:span text:style-name="T45">]</text:span>. </text:p>
      <text:p text:style-name="P11">Victor Hugo avait dix-huit ans <text:span text:style-name="T85">quand il écrivit </text:span><text:span text:style-name="T4">Han d’Islande</text:span><text:span text:style-name="T20">[</text:span><text:span text:style-name="T21">CCT</text:span><text:span text:style-name="T20">]</text:span>, et, à trente et un ans, il jugeait, dans la préface de sa troisième édition, son œuvre et le jeune homme <text:span text:style-name="T85">qu’il était autrefois</text:span><text:span text:style-name="T45">[</text:span><text:span text:style-name="T53">complément du nom</text:span><text:span text:style-name="T45">]</text:span>. Il accordait <text:span text:style-name="T85">qu’en 1820, il avait de l’imagination, mais aucune expérience des hommes, des choses et des idées</text:span><text:span text:style-name="T45">[</text:span><text:span text:style-name="T47">COD</text:span><text:span text:style-name="T45">]</text:span>.</text:p>
      <text:p text:style-name="P7"/>
      <text:p text:style-name="P7"/>
      <text:p text:style-name="P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style style:name="MT1" style:family="text">
      <style:text-properties officeooo:rsid="00a6b2df"/>
    </style:style>
    <style:style style:name="MT2" style:family="text">
      <style:text-properties fo:font-style="italic" officeooo:rsid="00a6b2df" style:font-style-asian="italic" style:font-style-complex="itali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nalyse grammaticale d’un texte (</text:span><text:span text:style-name="MT2">Han d’Islande</text:span><text:span text:style-name="MT1"> vu par l’éditeur de V. Hugo) </text:span>- <text:page-number text:select-page="current">3</text:page-number><text:s/>/ <text:page-count>3</text:page-count><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3:01:24.683000000</meta:creation-date>
    <dc:date>2019-05-15T14:04:30.824449533</dc:date>
    <meta:editing-duration>PT3H37M31S</meta:editing-duration>
    <meta:editing-cycles>96</meta:editing-cycles>
    <meta:generator>LibreOffice/6.0.7.3$Linux_X86_64 LibreOffice_project/00m0$Build-3</meta:generator>
    <meta:print-date>2019-05-01T16:27:07.447247354</meta:print-date>
    <meta:document-statistic meta:table-count="0" meta:image-count="0" meta:object-count="0" meta:page-count="3" meta:paragraph-count="27" meta:word-count="894" meta:character-count="6223" meta:non-whitespace-character-count="5349"/>
  </office:meta>
</office:document-meta>
</file>